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fixed"/>
    <style:font-face style:name="Bitstream Vera Serif" svg:font-family="'Bitstream Vera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14.46mm"/>
        </style:tab-stops>
      </style:paragraph-properties>
    </style:style>
    <style:style style:name="P2" style:family="paragraph" style:parent-style-name="Text_20_body">
      <style:text-properties officeooo:rsid="005fba46" officeooo:paragraph-rsid="005fba46"/>
    </style:style>
    <style:style style:name="P3" style:family="paragraph" style:parent-style-name="Text_20_body">
      <style:text-properties officeooo:rsid="00612ed0" officeooo:paragraph-rsid="00612ed0"/>
    </style:style>
    <style:style style:name="P4" style:family="paragraph" style:parent-style-name="Text_20_body">
      <style:text-properties style:font-name="Liberation Serif" officeooo:rsid="006185d9" officeooo:paragraph-rsid="006185d9"/>
    </style:style>
    <style:style style:name="P5" style:family="paragraph" style:parent-style-name="Text_20_body">
      <style:text-properties style:font-name="Liberation Serif" officeooo:rsid="0065197e" officeooo:paragraph-rsid="0065197e"/>
    </style:style>
    <style:style style:name="P6" style:family="paragraph" style:parent-style-name="Text_20_body">
      <style:paragraph-properties fo:break-before="page"/>
      <style:text-properties style:font-name="Liberation Serif" officeooo:rsid="0065197e" officeooo:paragraph-rsid="0065197e"/>
    </style:style>
    <style:style style:name="P7" style:family="paragraph" style:parent-style-name="Text_20_body">
      <style:text-properties style:font-name="Liberation Serif" fo:font-style="italic" officeooo:rsid="0065197e" officeooo:paragraph-rsid="0065197e" style:font-style-asian="italic" style:font-style-complex="italic"/>
    </style:style>
    <style:style style:name="P8" style:family="paragraph" style:parent-style-name="Text_20_body">
      <style:text-properties style:font-name="Liberation Serif" fo:font-size="10pt" fo:font-style="italic" officeooo:rsid="0065197e" officeooo:paragraph-rsid="0065197e" style:font-size-asian="10pt" style:font-style-asian="italic" style:font-size-complex="10pt" style:font-style-complex="italic"/>
    </style:style>
    <style:style style:name="P9" style:family="paragraph" style:parent-style-name="Text_20_body">
      <style:text-properties officeooo:rsid="00647c42" officeooo:paragraph-rsid="00647c42"/>
    </style:style>
    <style:style style:name="P10" style:family="paragraph" style:parent-style-name="Text_20_body">
      <style:text-properties style:font-name="Liberation Mono" fo:font-size="10pt" officeooo:rsid="0067943f" officeooo:paragraph-rsid="0067943f" style:font-size-asian="10pt" style:font-size-complex="10pt"/>
    </style:style>
    <style:style style:name="P11" style:family="paragraph" style:parent-style-name="Text_20_body">
      <style:text-properties style:font-name="Bitstream Vera Sans Mono" fo:font-size="10pt" officeooo:rsid="0065197e" officeooo:paragraph-rsid="0065197e" style:font-size-asian="10pt" style:font-size-complex="10pt"/>
    </style:style>
    <style:style style:name="P12" style:family="paragraph" style:parent-style-name="Text_20_body">
      <style:text-properties fo:font-size="12pt" officeooo:rsid="0067943f" officeooo:paragraph-rsid="0067943f" style:font-size-asian="12pt" style:font-size-complex="12pt"/>
    </style:style>
    <style:style style:name="P13" style:family="paragraph" style:parent-style-name="Text_20_body">
      <style:text-properties style:font-name="Liberation Mono" fo:font-size="10pt" fo:font-style="normal" officeooo:rsid="0065197e" officeooo:paragraph-rsid="0065197e" style:font-size-asian="10pt" style:font-style-asian="normal" style:font-size-complex="10pt" style:font-style-complex="normal"/>
    </style:style>
    <style:style style:name="P14" style:family="paragraph" style:parent-style-name="Text_20_body">
      <style:text-properties style:font-name="Liberation Mono" fo:font-size="10pt" fo:font-style="normal" officeooo:rsid="0067943f" officeooo:paragraph-rsid="0067943f" style:font-size-asian="10pt" style:font-style-asian="normal" style:font-size-complex="10pt" style:font-style-complex="normal"/>
    </style:style>
    <style:style style:name="P15" style:family="paragraph" style:parent-style-name="Text_20_body">
      <style:text-properties style:font-name="Liberation Mono" fo:font-size="10pt" officeooo:rsid="0065197e" officeooo:paragraph-rsid="0065197e" style:font-size-asian="10pt" style:font-size-complex="10pt"/>
    </style:style>
    <style:style style:name="P16" style:family="paragraph" style:parent-style-name="Text_20_body">
      <style:text-properties style:font-name="Liberation Mono" fo:font-size="10pt" officeooo:rsid="00647c42" officeooo:paragraph-rsid="00647c42" style:font-size-asian="10pt" style:font-size-complex="10pt"/>
    </style:style>
    <style:style style:name="P17" style:family="paragraph" style:parent-style-name="Text_20_body">
      <style:text-properties style:font-name="Bitstream Vera Serif" fo:font-size="12pt" fo:font-style="normal" officeooo:rsid="0067943f" officeooo:paragraph-rsid="0067943f" style:font-size-asian="12pt" style:font-style-asian="normal" style:font-size-complex="12pt" style:font-style-complex="normal"/>
    </style:style>
    <style:style style:name="P18" style:family="paragraph" style:parent-style-name="Title" style:master-page-name="MP0">
      <style:paragraph-properties style:page-number="auto" fo:break-before="page"/>
    </style:style>
    <style:style style:name="P19" style:family="paragraph" style:parent-style-name="Heading_20_1">
      <style:text-properties fo:font-size="16pt" style:font-size-asian="14pt" style:font-size-complex="16pt"/>
    </style:style>
    <style:style style:name="P20" style:family="paragraph" style:parent-style-name="Heading_20_1">
      <style:text-properties fo:font-size="16pt" officeooo:rsid="005aa7f1" officeooo:paragraph-rsid="005aa7f1" style:font-size-asian="16pt" style:font-size-complex="16pt"/>
    </style:style>
    <style:style style:name="P21" style:family="paragraph" style:parent-style-name="Heading_20_1">
      <style:text-properties officeooo:rsid="00612ed0" officeooo:paragraph-rsid="00612ed0"/>
    </style:style>
    <style:style style:name="P22" style:family="paragraph" style:parent-style-name="Heading_20_2">
      <style:paragraph-properties fo:break-before="page"/>
      <style:text-properties style:font-name="Liberation Serif" fo:font-size="14pt" fo:font-style="normal" officeooo:rsid="0065197e" officeooo:paragraph-rsid="0065197e" style:font-size-asian="14pt" style:font-style-asian="normal" style:font-size-complex="14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58faa8"/>
    </style:style>
    <style:style style:name="T3" style:family="text">
      <style:text-properties officeooo:rsid="005fba46"/>
    </style:style>
    <style:style style:name="T4" style:family="text">
      <style:text-properties officeooo:rsid="00612ed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612ed0" style:font-style-asian="italic" style:font-style-complex="italic"/>
    </style:style>
    <style:style style:name="T7" style:family="text">
      <style:text-properties fo:font-style="italic" officeooo:rsid="006b8836" style:font-style-asian="italic" style:font-style-complex="italic"/>
    </style:style>
    <style:style style:name="T8" style:family="text">
      <style:text-properties officeooo:rsid="006185d9"/>
    </style:style>
    <style:style style:name="T9" style:family="text">
      <style:text-properties fo:font-size="16pt" style:font-size-asian="14pt" style:font-size-complex="16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font-name="Liberation Serif" fo:font-style="normal" style:font-style-asian="normal" style:font-style-complex="normal"/>
    </style:style>
    <style:style style:name="T13" style:family="text">
      <style:text-properties style:font-name="Liberation Serif" fo:font-style="normal" officeooo:rsid="0065197e" style:font-style-asian="normal" style:font-style-complex="normal"/>
    </style:style>
    <style:style style:name="T14" style:family="text">
      <style:text-properties style:font-name="Liberation Serif" fo:font-style="italic" style:font-style-asian="italic" style:font-style-complex="italic"/>
    </style:style>
    <style:style style:name="T15" style:family="text">
      <style:text-properties officeooo:rsid="006a4f76"/>
    </style:style>
    <style:style style:name="T16" style:family="text">
      <style:text-properties officeooo:rsid="006b88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3">Ocean2csv</text:span> Guide</text:p>
      <text:p text:style-name="P1">Author: Kim Miikki<text:line-break/>Date:<text:tab/><text:span text:style-name="T3">2</text:span>.<text:span text:style-name="T3">11</text:span>.2021</text:p>
      <text:h text:style-name="P19" text:outline-level="1">Introduction</text:h>
      <text:p text:style-name="P2">Spectral data acquired with an Ocean FLAME-T-UV-VIS-ES spectrometer can be saved with the OceanView 2.0.8 program in <text:span text:style-name="T4">ASCII (with header data) format. The </text:span><text:span text:style-name="T6">ocean2csv.py</text:span><text:span text:style-name="T4"> will parse the spectral data to CSV files with one header line. The parsed data files can be analyzed and plotted with </text:span><text:span text:style-name="T6">ocean-analyze.py</text:span><text:span text:style-name="T4">.</text:span></text:p>
      <text:h text:style-name="Heading_20_1" text:outline-level="1">System <text:span text:style-name="T9">Requirements</text:span></text:h>
      <text:p text:style-name="Text_20_body">Operating System: <text:span text:style-name="T2">ALL</text:span></text:p>
      <text:p text:style-name="Text_20_body">Python 3 <text:span text:style-name="T4">with NumPy and Pandas.</text:span></text:p>
      <text:h text:style-name="P21" text:outline-level="1">Program <text:span text:style-name="T9">Usage</text:span></text:h>
      <text:p text:style-name="P3">The ocean2csv accepts three arguments: -f, -ts and -tn. <text:span text:style-name="T8">A filename start pass filter can be defined with the first argument. It will be also asked if the program is started without the -f argument. Normalized transmission spectra are parsed with the argument -ts, and non-normalized transmission spectra (counts instead of transmission percent) with the argument -tn.</text:span></text:p>
      <text:h text:style-name="P20" text:outline-level="1">Use Cases</text:h>
      <text:p text:style-name="P4">The usage of this program is demonstrated in the following subsections.</text:p>
      <text:h text:style-name="Heading_20_2" text:outline-level="2">Parsing Normal Spectra Files</text:h>
      <text:p text:style-name="P9">Spectra from different LED lights were captured and saved in ASCII format with header data. These files were copied to a parsing directory and the <text:span text:style-name="T5">ocean2csv.</text:span><text:span text:style-name="T7">py</text:span> was executed:</text:p>
      <text:p text:style-name="P16">$ <text:span text:style-name="T1">ocean2csv.py -f 2</text:span><text:line-break/>Ocean spectrometer spectra to CSV files<text:line-break/>File format: ASCII (with header data)</text:p>
      <text:p text:style-name="P16">Current directory:<text:line-break/>/home/pi/python/20211102-ocean</text:p>
      <text:p text:style-name="P16">Data parser started:<text:line-break/>00-20211021_FLMT044961__0__16.csv<text:line-break/>01-20211021_FLMT044961__1__17.csv<text:line-break/>02-20211021_FLMT044961__2__18.csv<text:line-break/>…<text:line-break/>34-20211021_FLMT044961__34__50.csv</text:p>
      <text:p text:style-name="P5"/>
      <text:p text:style-name="P6">A subdirectory named data is created, and it includes the parsed data files:</text:p>
      <text:p text:style-name="P15">$ <text:span text:style-name="T1">ls -1</text:span><text:line-break/>00-20211021_FLMT044961__0__16.csv<text:line-break/>01-20211021_FLMT044961__1__17.csv<text:line-break/>02-20211021_FLMT044961__2__18.csv<text:line-break/>…<text:line-break/>34-20211021_FLMT044961__34__50.csv</text:p>
      <text:p text:style-name="P5">A consequent numbering is added as suffix for the parsed files.</text:p>
      <text:p text:style-name="P5">The difference of non-parsed and parsed files is shown in the following listings (first spectrum):</text:p>
      <text:p text:style-name="P11">Data from 20211021_FLMT044961__0__16.txt Node</text:p>
      <text:p text:style-name="P11">Date: Thu Oct 21 13:31:14 EEST 2021<text:line-break/>User: user<text:line-break/>Spectrometer: FLMT04496<text:line-break/>Trigger mode: 0<text:line-break/>Integration Time (sec): 1.000000E-1<text:line-break/>Scans to average: 1<text:line-break/>Electric dark correction enabled: true<text:line-break/>Nonlinearity correction enabled: false<text:line-break/>Boxcar width: 0<text:line-break/>XAxis mode: Wavelengths<text:line-break/>Number of Pixels in Spectrum: 3648<text:line-break/>&gt;&gt;&gt;&gt;&gt;Begin Spectral Data&lt;&lt;&lt;&lt;&lt;<text:line-break/>179.018<text:tab/>-326.5<text:line-break/>179.241<text:tab/>-326.5<text:line-break/>179.464<text:tab/>-326.5<text:line-break/>…<text:line-break/>887.243<text:tab/>92.59</text:p>
      <text:p text:style-name="P7">Listing 1. Non-parsed ASCII file with header data.</text:p>
      <text:p text:style-name="P13">Wavelength (nm),Intensity (counts)<text:line-break/>179.018,-326.5<text:line-break/>179.241,-326.5<text:line-break/>179.464,-326.5<text:line-break/>…<text:line-break/>887.243,92.59</text:p>
      <text:p text:style-name="P8">Listing 2. Parsed CSV file.</text:p>
      <text:p text:style-name="P8"/>
      <text:h text:style-name="P22" text:outline-level="2">Parsing Transmission Spectra Files</text:h>
      <text:p text:style-name="P12"><text:span text:style-name="T13">T</text:span><text:span text:style-name="T12">ransmission spectra were acquired with </text:span><text:span text:style-name="T14">OceanView</text:span><text:span text:style-name="T12">, and the data was saved in ASCII format. Normalized spectra files stem started with the string “20211021_Transmission” and non-normalized with the string “20211021_FLMT044961”. Non-normalized spectra can be converted to normalized by dividing the intensity with the maximum intensity and multiply it with 100 %. This is shown in the following example:</text:span></text:p>
      <text:p text:style-name="P10"><text:span text:style-name="T10">$ </text:span><text:span text:style-name="T11">ocean2csv.py -f 20211021_F</text:span></text:p>
      <text:p text:style-name="P14">Ocean spectrometer spectra to CSV files<text:line-break/>File format: ASCII (with header data)</text:p>
      <text:p text:style-name="P14">Current directory:<text:line-break/>/home/pi/python/20211102-ocean</text:p>
      <text:p text:style-name="P14">First spectrum<text:line-break/>--------------</text:p>
      <text:p text:style-name="P14">Most common value: 62124.57<text:line-break/>Count: <text:s text:c="5"/>3381<text:line-break/>O<text:span text:style-name="T15">c</text:span>currence: 92.68 %</text:p>
      <text:p text:style-name="P14">Is the spectrum type non-normalized transmission? (Y/N, Default y: &lt;Enter&gt;):<text:line-break/>Default selected: transmission mode enabled</text:p>
      <text:p text:style-name="P14">Data parser started:<text:line-break/>00-20211021_FLMT044961__0__156.csv<text:line-break/>01-20211021_FLMT044961__1__157.csv<text:line-break/>02-20211021_FLMT044961__2__158.csv</text:p>
      <text:p text:style-name="P14">...</text:p>
      <text:p text:style-name="P14">59-20211021_FLMT044961__59__215.csv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fixed"/>
    <style:font-face style:name="Bitstream Vera Serif" svg:font-family="'Bitstream Vera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mm" fo:border="none" style:shadow="none" fo:keep-with-next="auto" text:number-lines="true" text:line-number="0" style:text-autospace="ideograph-alpha" style:punctuation-wrap="hanging" style:line-break="strict" style:tab-stop-distance="8.47m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0m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2.12mm" fo:margin-bottom="2.12m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5.02mm" style:type="center"/>
          <style:tab-stop style:position="170.06mm" style:type="right"/>
        </style:tab-stops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fo:border="none" fo:padding="0mm"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6mm" fo:page-height="296.93mm" style:num-format="1" style:print-orientation="portrait" fo:margin-top="12.7mm" fo:margin-bottom="12.7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line-style="solid" style:adjustment="left" style:rel-width="33%" style:color="#000000"/>
      </style:page-layout-properties>
      <style:header-style/>
      <style:footer-style>
        <style:header-footer-properties fo:min-height="7.3mm" fo:margin-left="0mm" fo:margin-right="0mm" fo:margin-top="0m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Footer"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meta:creation-date>2021-05-17T15:34:00Z</meta:creation-date>
    <dc:date>2021-11-02T20:01:25.685922994</dc:date>
    <meta:editing-cycles>97</meta:editing-cycles>
    <meta:editing-duration>P1DT16H32M29S</meta:editing-duration>
    <meta:document-statistic meta:table-count="0" meta:image-count="0" meta:object-count="0" meta:page-count="3" meta:paragraph-count="37" meta:word-count="446" meta:character-count="3364" meta:non-whitespace-character-count="2955"/>
    <meta:template xlink:type="simple" xlink:actuate="onRequest" xlink:title="" xlink:href="Normal.dotm"/>
  </office:meta>
</office:document-meta>
</file>